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7-2014</text:span></text:span></text:p>
      <text:p text:style-name="P14">ACTA DE INICIO DE PROCEDIMIENTO</text:p>
      <text:p text:style-name="P15"/>
      <text:p text:style-name="P16"><text:span text:style-name="T17">Siendo las (hora),del día dieciocho (18)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7-2014</text:span><text:span text:style-name="T18"> </text:span><text:span text:style-name="T17">para la adquisición de </text:span><text:span text:style-name="T19">- 100 SELLO DE CAUCHO RECTANGULAR 2.5 CM X 4.5 CM
<text:line-break/>- 100 SELLO DE CAUCHO RECTANGULAR 4.5 CM X 9.5 CM
<text:line-break/>- 100 SELLO DE CAUCHO RECTANGULAR DE 4.0 CM X 6.0 CM
<text:line-break/>- 500 SELLO DE CAUCHO RECTANGULAR DE RECIBIDO 3.0 CM X 5.0 CM
<text:line-break/>- 2900 SELLO DE CAUCHO REDONDO DE 3 CM DE DIÁMETRO
<text:line-break/>- 900 SELLO DE CAUCHO REDONDO DE 3.5 CM DE DIÁMETRO
<text:line-break/>- 600 SELLO DE CAUCHO REDONDO DE 4 CM DE DIÁMETR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SELLO DE CAUCHO RECTANGULAR 2.5 CM X 4.5 CM
<text:line-break/>- 100 SELLO DE CAUCHO RECTANGULAR 4.5 CM X 9.5 CM
<text:line-break/>- 100 SELLO DE CAUCHO RECTANGULAR DE 4.0 CM X 6.0 CM
<text:line-break/>- 500 SELLO DE CAUCHO RECTANGULAR DE RECIBIDO 3.0 CM X 5.0 CM
<text:line-break/>- 2900 SELLO DE CAUCHO REDONDO DE 3 CM DE DIÁMETRO
<text:line-break/>- 900 SELLO DE CAUCHO REDONDO DE 3.5 CM DE DIÁMETRO
<text:line-break/>- 600 SELLO DE CAUCHO REDONDO DE 4 CM DE DIÁMETR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SELLO DE CAUCHO RECTANGULAR 2.5 CM X 4.5 CM
<text:line-break/>- 100 SELLO DE CAUCHO RECTANGULAR 4.5 CM X 9.5 CM
<text:line-break/>- 100 SELLO DE CAUCHO RECTANGULAR DE 4.0 CM X 6.0 CM
<text:line-break/>- 500 SELLO DE CAUCHO RECTANGULAR DE RECIBIDO 3.0 CM X 5.0 CM
<text:line-break/>- 2900 SELLO DE CAUCHO REDONDO DE 3 CM DE DIÁMETRO
<text:line-break/>- 900 SELLO DE CAUCHO REDONDO DE 3.5 CM DE DIÁMETRO
<text:line-break/>- 600 SELLO DE CAUCHO REDONDO DE 4 CM DE DIÁMETR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